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Importamos React (opcional desde React 17)</text:p>
      <text:p text:style-name="Standard">import React from 'react';</text:p>
      <text:p text:style-name="Standard"/>
      <text:p text:style-name="Standard">// Importamos el archivo de estilos personalizados</text:p>
      <text:p text:style-name="Standard">import './IngresosEgresos.css';</text:p>
      <text:p text:style-name="Standard"/>
      <text:p text:style-name="Standard">// Componente funcional</text:p>
      <text:p text:style-name="Standard">function IngresosEgresos() {</text:p>
      <text:p text:style-name="Standard">  return (</text:p>
      <text:p text:style-name="Standard">    &lt;&gt;</text:p>
      <text:p text:style-name="Standard">      &lt;section className="ingresos-egresos"&gt;</text:p>
      <text:p text:style-name="Standard"/>
      <text:p text:style-name="Standard">        {/* Título del bloque */}</text:p>
      <text:p text:style-name="Standard">        &lt;h2 className="titulo-seccion"&gt;Análisis de Ingresos y Egresos&lt;/h2&gt;</text:p>
      <text:p text:style-name="Standard"/>
      <text:p text:style-name="Standard">        {/* Contenedor del gráfico */}</text:p>
      <text:p text:style-name="Standard">        &lt;div className="contenedor-grafico"&gt;</text:p>
      <text:p text:style-name="Standard">          {/* Aquí más adelante se insertará el gráfico con una librería como Chart.js o Recharts */}</text:p>
      <text:p text:style-name="Standard">          &lt;p&gt;[ Gráfico de Ingresos vs. Egresos ]&lt;/p&gt;</text:p>
      <text:p text:style-name="Standard">        &lt;/div&gt;</text:p>
      <text:p text:style-name="Standard"/>
      <text:p text:style-name="Standard">      &lt;/section&gt;</text:p>
      <text:p text:style-name="Standard">    &lt;/&gt;</text:p>
      <text:p text:style-name="Standard">  );</text:p>
      <text:p text:style-name="Standard">}</text:p>
      <text:p text:style-name="Standard"/>
      <text:p text:style-name="Standard">export default IngresosEgresos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7:24:42.927372700</meta:creation-date>
    <dc:date>2025-07-21T17:25:22.513243200</dc:date>
    <meta:editing-duration>PT39S</meta:editing-duration>
    <meta:editing-cycles>1</meta:editing-cycles>
    <meta:document-statistic meta:table-count="0" meta:image-count="0" meta:object-count="0" meta:page-count="1" meta:paragraph-count="21" meta:word-count="80" meta:character-count="678" meta:non-whitespace-character-count="535"/>
    <meta:generator>LibreOffice/25.2.4.3$Windows_X86_64 LibreOffice_project/33e196637044ead23f5c3226cde09b47731f7e27</meta:generator>
  </office:meta>
</office:document-meta>
</file>